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ZAGACETA MACUYAMA, PAULO ALEXAND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023040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ZAGACETA MACUYAMA, PAULO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2304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UTIERREZ MASIAS, MAUR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22464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9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27767537</text:p>
          </table:table-cell>
          <table:table-cell table:style-name="Tabla2.A2" office:value-type="string">
            <text:p text:style-name="P7">53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2:43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